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69/content.xml" manifest:media-type="text/xml"/>
  <manifest:file-entry manifest:full-path="Object 69/styles.xml" manifest:media-type="text/xml"/>
  <manifest:file-entry manifest:full-path="Object 69/meta.xml" manifest:media-type="text/xml"/>
  <manifest:file-entry manifest:full-path="Object 6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75/content.xml" manifest:media-type="text/xml"/>
  <manifest:file-entry manifest:full-path="Object 75/styles.xml" manifest:media-type="text/xml"/>
  <manifest:file-entry manifest:full-path="Object 75/meta.xml" manifest:media-type="text/xml"/>
  <manifest:file-entry manifest:full-path="Object 7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68/content.xml" manifest:media-type="text/xml"/>
  <manifest:file-entry manifest:full-path="Object 68/styles.xml" manifest:media-type="text/xml"/>
  <manifest:file-entry manifest:full-path="Object 68/meta.xml" manifest:media-type="text/xml"/>
  <manifest:file-entry manifest:full-path="Object 6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Thumbnails/thumbnail.png" manifest:media-type="image/png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6/content.xml" manifest:media-type="text/xml"/>
  <manifest:file-entry manifest:full-path="Object 66/styles.xml" manifest:media-type="text/xml"/>
  <manifest:file-entry manifest:full-path="Object 66/meta.xml" manifest:media-type="text/xml"/>
  <manifest:file-entry manifest:full-path="Object 66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55/content.xml" manifest:media-type="text/xml"/>
  <manifest:file-entry manifest:full-path="Object 55/styles.xml" manifest:media-type="text/xml"/>
  <manifest:file-entry manifest:full-path="Object 55/meta.xml" manifest:media-type="text/xml"/>
  <manifest:file-entry manifest:full-path="Object 5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content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59/content.xml" manifest:media-type="text/xml"/>
  <manifest:file-entry manifest:full-path="Object 59/styles.xml" manifest:media-type="text/xml"/>
  <manifest:file-entry manifest:full-path="Object 59/meta.xml" manifest:media-type="text/xml"/>
  <manifest:file-entry manifest:full-path="Object 59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64/content.xml" manifest:media-type="text/xml"/>
  <manifest:file-entry manifest:full-path="Object 64/styles.xml" manifest:media-type="text/xml"/>
  <manifest:file-entry manifest:full-path="Object 64/meta.xml" manifest:media-type="text/xml"/>
  <manifest:file-entry manifest:full-path="Object 6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70/content.xml" manifest:media-type="text/xml"/>
  <manifest:file-entry manifest:full-path="Object 70/styles.xml" manifest:media-type="text/xml"/>
  <manifest:file-entry manifest:full-path="Object 70/meta.xml" manifest:media-type="text/xml"/>
  <manifest:file-entry manifest:full-path="Object 7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71/content.xml" manifest:media-type="text/xml"/>
  <manifest:file-entry manifest:full-path="Object 71/styles.xml" manifest:media-type="text/xml"/>
  <manifest:file-entry manifest:full-path="Object 71/meta.xml" manifest:media-type="text/xml"/>
  <manifest:file-entry manifest:full-path="Object 7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73/content.xml" manifest:media-type="text/xml"/>
  <manifest:file-entry manifest:full-path="Object 73/styles.xml" manifest:media-type="text/xml"/>
  <manifest:file-entry manifest:full-path="Object 73/meta.xml" manifest:media-type="text/xml"/>
  <manifest:file-entry manifest:full-path="Object 73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60/content.xml" manifest:media-type="text/xml"/>
  <manifest:file-entry manifest:full-path="Object 60/styles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61/content.xml" manifest:media-type="text/xml"/>
  <manifest:file-entry manifest:full-path="Object 61/styles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62/content.xml" manifest:media-type="text/xml"/>
  <manifest:file-entry manifest:full-path="Object 62/styles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74/content.xml" manifest:media-type="text/xml"/>
  <manifest:file-entry manifest:full-path="Object 74/styles.xml" manifest:media-type="text/xml"/>
  <manifest:file-entry manifest:full-path="Object 74/meta.xml" manifest:media-type="text/xml"/>
  <manifest:file-entry manifest:full-path="Object 74/" manifest:media-type="application/vnd.oasis.opendocument.chart"/>
  <manifest:file-entry manifest:full-path="Object 72/content.xml" manifest:media-type="text/xml"/>
  <manifest:file-entry manifest:full-path="Object 72/styles.xml" manifest:media-type="text/xml"/>
  <manifest:file-entry manifest:full-path="Object 72/meta.xml" manifest:media-type="text/xml"/>
  <manifest:file-entry manifest:full-path="Object 7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9:39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9T17:15:54</dc:date>
    <meta:editing-duration>P1DT21H59M59S</meta:editing-duration>
    <meta:editing-cycles>221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9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984cm">
          <chartooo:coordinate-region svg:x="5.575cm" svg:y="0.855cm" svg:width="7.121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4:'di vs rf'.C70" chart:data-source-has-labels="both" svg:x="0.717cm" svg:y="0.851cm" svg:width="12.142cm" svg:height="6.972cm">
          <chartooo:coordinate-region svg:x="5.572cm" svg:y="0.851cm" svg:width="7.007cm" svg:height="6.32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1.321cm" svg:y="3.205cm" style:legend-expansion="high" chart:style-name="ch2"/>
        <chart:plot-area chart:style-name="ch3" table:cell-range-address="'di vs rf'.A190:'di vs rf'.F197" chart:data-source-has-labels="both" svg:x="1.301cm" svg:y="0.855cm" svg:width="9.44cm" svg:height="6.984cm">
          <chartooo:coordinate-region svg:x="1.737cm" svg:y="0.855cm" svg:width="8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1.121cm" svg:y="3.703cm" style:legend-expansion="high" chart:style-name="ch2"/>
        <chart:plot-area chart:style-name="ch3" table:cell-range-address="'di vs rf'.A201:'di vs rf'.A207 'di vs rf'.D200:'di vs rf'.F207" chart:data-source-has-labels="both" svg:x="1.288cm" svg:y="0.855cm" svg:width="9.279cm" svg:height="6.984cm">
          <chartooo:coordinate-region svg:x="1.724cm" svg:y="0.855cm" svg:width="8.74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824cm" svg:y="3.454cm" style:legend-expansion="high" chart:style-name="ch2"/>
        <chart:plot-area chart:style-name="ch3" table:cell-range-address="'di vs rf'.K129:'di vs rf'.O135" chart:data-source-has-labels="both" svg:x="0.67cm" svg:y="0.855cm" svg:width="6.714cm" svg:height="6.984cm">
          <chartooo:coordinate-region svg:x="0.763cm" svg:y="0.855cm" svg:width="6.52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2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8.276cm" svg:y="3.952cm" style:legend-expansion="high" chart:style-name="ch2"/>
        <chart:plot-area chart:style-name="ch3" table:cell-range-address="'di vs rf'.K141:'di vs rf'.K146 'di vs rf'.N140:'di vs rf'.O146" chart:data-source-has-labels="both" svg:x="0.674cm" svg:y="0.855cm" svg:width="7.154cm" svg:height="6.984cm">
          <chartooo:coordinate-region svg:x="0.767cm" svg:y="0.855cm" svg:width="6.967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19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7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201cm" svg:y="0.855cm" svg:width="6.849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8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6.232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51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D35:'di vs rf'.D41" chart:label-cell-address="'di vs rf'.D34:'di vs rf'.D34" chart:class="chart:bar">
            <chart:data-point chart:repeated="7"/>
          </chart:series>
          <chart:series chart:style-name="ch10" chart:values-cell-range-address="'di vs rf'.E35:'di vs rf'.E41" chart:label-cell-address="'di vs rf'.E34:'di vs rf'.E34" chart:class="chart:bar">
            <chart:data-point chart:repeated="7"/>
          </chart:series>
          <chart:series chart:style-name="ch11" chart:values-cell-range-address="'di vs rf'.F35:'di vs rf'.F41" chart:label-cell-address="'di vs rf'.F34:'di vs rf'.F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625cm" svg:y="0.855cm" svg:width="6.239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6.232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625cm" svg:y="0.855cm" svg:width="6.425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K141:'di vs rf'.K146 'di vs rf'.N140:'di vs rf'.O146" chart:data-source-has-labels="both" svg:x="0.77cm" svg:y="0.855cm" svg:width="11.639cm" svg:height="6.984cm">
          <chartooo:coordinate-region svg:x="5.625cm" svg:y="0.855cm" svg:width="6.69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7.906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201:'di vs rf'.A207 'di vs rf'.D200:'di vs rf'.F207" chart:data-source-has-labels="both" svg:x="1.331cm" svg:y="0.855cm" svg:width="11.263cm" svg:height="6.984cm">
          <chartooo:coordinate-region svg:x="1.767cm" svg:y="0.855cm" svg:width="10.733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6.267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625cm" svg:y="0.855cm" svg:width="6.425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K141:'di vs rf'.K146 'di vs rf'.N140:'di vs rf'.O146" chart:data-source-has-labels="both" svg:x="0.77cm" svg:y="0.855cm" svg:width="11.639cm" svg:height="6.984cm">
          <chartooo:coordinate-region svg:x="5.625cm" svg:y="0.855cm" svg:width="6.69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7.906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233cm" svg:y="0.851cm" svg:width="9.459cm" svg:height="6.972cm">
          <chartooo:coordinate-region svg:x="1.669cm" svg:y="0.851cm" svg:width="8.743cm" svg:height="6.325cm"/>
          <chart:axis chart:dimension="x" chart:name="primary-x" chart:style-name="ch3" chartooo:axis-type="auto">
            <chartooo:date-scale/>
            <chart:title svg:x="0.451cm" svg:y="5.439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6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29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i vs rf'.A55:'di vs rf'.E61" chart:data-source-has-labels="both" svg:x="0.77cm" svg:y="0.855cm" svg:width="14.59cm" svg:height="6.984cm">
          <chartooo:coordinate-region svg:x="5.625cm" svg:y="0.855cm" svg:width="9.455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332cm" svg:y="8.076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i vs rf'.A55:'di vs rf'.E61" chart:data-source-has-labels="both" svg:x="0.77cm" svg:y="0.855cm" svg:width="14.59cm" svg:height="6.984cm">
          <chartooo:coordinate-region svg:x="5.625cm" svg:y="0.855cm" svg:width="9.455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332cm" svg:y="8.076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0.863cm" svg:y="0.855cm" svg:width="11.18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5.586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i vs rf'.A55:'di vs rf'.E61" chart:data-source-has-labels="both" svg:x="0.77cm" svg:y="0.855cm" svg:width="14.59cm" svg:height="6.984cm">
          <chartooo:coordinate-region svg:x="5.625cm" svg:y="0.855cm" svg:width="9.455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9.753cm" svg:y="7.985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07cm" svg:height="9cm" xlink:href=".." xlink:type="simple" chart:class="chart:bar" chart:style-name="ch1">
        <chart:legend chart:legend-position="end" svg:x="10.391cm" svg:y="3.454cm" style:legend-expansion="high" chart:style-name="ch2"/>
        <chart:plot-area chart:style-name="ch3" table:cell-range-address="'di vs rf'.K129:'di vs rf'.O135" chart:data-source-has-labels="both" svg:x="0.722cm" svg:y="0.855cm" svg:width="9.125cm" svg:height="6.984cm">
          <chartooo:coordinate-region svg:x="0.815cm" svg:y="0.855cm" svg:width="8.938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4.6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984cm">
          <chartooo:coordinate-region svg:x="5.575cm" svg:y="0.855cm" svg:width="7.121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154cm" svg:y="7.985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824cm" svg:y="3.454cm" style:legend-expansion="high" chart:style-name="ch2"/>
        <chart:plot-area chart:style-name="ch3" table:cell-range-address="'di vs rf'.K129:'di vs rf'.O135" chart:data-source-has-labels="both" svg:x="0.67cm" svg:y="0.855cm" svg:width="6.714cm" svg:height="6.984cm">
          <chartooo:coordinate-region svg:x="0.763cm" svg:y="0.855cm" svg:width="6.52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583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3cm" svg:height="9cm" xlink:href=".." xlink:type="simple" chart:class="chart:bar" chart:style-name="ch1">
        <chart:legend chart:legend-position="end" svg:x="10.357cm" svg:y="3.205cm" style:legend-expansion="high" chart:style-name="ch2"/>
        <chart:plot-area chart:style-name="ch3" table:cell-range-address="'di vs rf'.A24:'di vs rf'.F31" chart:data-source-has-labels="both" svg:x="1.282cm" svg:y="0.855cm" svg:width="8.533cm" svg:height="6.984cm">
          <chartooo:coordinate-region svg:x="1.718cm" svg:y="0.855cm" svg:width="7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5.286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4.349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1.321cm" svg:y="3.205cm" style:legend-expansion="high" chart:style-name="ch2"/>
        <chart:plot-area chart:style-name="ch3" table:cell-range-address="'di vs rf'.A190:'di vs rf'.F197" chart:data-source-has-labels="both" svg:x="1.301cm" svg:y="0.855cm" svg:width="9.44cm" svg:height="6.984cm">
          <chartooo:coordinate-region svg:x="1.737cm" svg:y="0.855cm" svg:width="8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46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4.349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984cm">
          <chartooo:coordinate-region svg:x="5.575cm" svg:y="0.855cm" svg:width="7.121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824cm" svg:y="3.454cm" style:legend-expansion="high" chart:style-name="ch2"/>
        <chart:plot-area chart:style-name="ch3" table:cell-range-address="'di vs rf'.K129:'di vs rf'.O135" chart:data-source-has-labels="both" svg:x="0.67cm" svg:y="0.855cm" svg:width="6.714cm" svg:height="6.984cm">
          <chartooo:coordinate-region svg:x="0.763cm" svg:y="0.855cm" svg:width="6.52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2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1.321cm" svg:y="3.205cm" style:legend-expansion="high" chart:style-name="ch2"/>
        <chart:plot-area chart:style-name="ch3" table:cell-range-address="'di vs rf'.A190:'di vs rf'.F197" chart:data-source-has-labels="both" svg:x="1.301cm" svg:y="0.855cm" svg:width="9.44cm" svg:height="6.984cm">
          <chartooo:coordinate-region svg:x="1.737cm" svg:y="0.855cm" svg:width="8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3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519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8.276cm" svg:y="3.952cm" style:legend-expansion="high" chart:style-name="ch2"/>
        <chart:plot-area chart:style-name="ch3" table:cell-range-address="'di vs rf'.K141:'di vs rf'.K146 'di vs rf'.N140:'di vs rf'.O146" chart:data-source-has-labels="both" svg:x="0.674cm" svg:y="0.855cm" svg:width="7.154cm" svg:height="6.984cm">
          <chartooo:coordinate-region svg:x="0.767cm" svg:y="0.855cm" svg:width="6.967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19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4:'di vs rf'.C70" chart:data-source-has-labels="both" svg:x="0.717cm" svg:y="0.851cm" svg:width="12.142cm" svg:height="6.972cm">
          <chartooo:coordinate-region svg:x="5.572cm" svg:y="0.851cm" svg:width="7.007cm" svg:height="6.32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1.121cm" svg:y="3.703cm" style:legend-expansion="high" chart:style-name="ch2"/>
        <chart:plot-area chart:style-name="ch3" table:cell-range-address="'di vs rf'.A201:'di vs rf'.A207 'di vs rf'.D200:'di vs rf'.F207" chart:data-source-has-labels="both" svg:x="1.288cm" svg:y="0.855cm" svg:width="9.279cm" svg:height="6.984cm">
          <chartooo:coordinate-region svg:x="1.724cm" svg:y="0.855cm" svg:width="8.74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233cm" svg:y="0.851cm" svg:width="9.459cm" svg:height="6.972cm">
          <chartooo:coordinate-region svg:x="1.669cm" svg:y="0.851cm" svg:width="8.743cm" svg:height="6.325cm"/>
          <chart:axis chart:dimension="x" chart:name="primary-x" chart:style-name="ch3" chartooo:axis-type="auto">
            <chartooo:date-scale/>
            <chart:title svg:x="0.451cm" svg:y="5.439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9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